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1.04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number-columns-repeated="16"/>
          <table:table-cell table:style-name="ce1" office:value-type="string" calcext:value-type="string">
            <text:p>?</text:p>
          </table:table-cell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L1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2pkt</text:p>
          </table:table-cell>
          <table:table-cell table:style-name="ce1" office:value-type="string" calcext:value-type="string">
            <text:p>7/2pkt</text:p>
          </table:table-cell>
          <table:table-cell table:style-name="ce1" office:value-type="string" calcext:value-type="string">
            <text:p>L2a/1/0,5pkt</text:p>
          </table:table-cell>
          <table:table-cell table:style-name="ce1" office:value-type="string" calcext:value-type="string">
            <text:p>2/0,5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2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8/2pkt</text:p>
          </table:table-cell>
          <table:table-cell table:style-name="ce1" office:value-type="string" calcext:value-type="string">
            <text:p>9/4pkt</text:p>
          </table:table-cell>
          <table:table-cell table:style-name="ce1" office:value-type="string" calcext:value-type="string">
            <text:p>10/4pkt</text:p>
          </table:table-cell>
          <table:table-cell table:style-name="ce1" office:value-type="string" calcext:value-type="string">
            <text:p>L2b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2znowu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L3a/1/3pkt</text:p>
          </table:table-cell>
          <table:table-cell table:style-name="ce1" office:value-type="string" calcext:value-type="string">
            <text:p>2/4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3b/1/1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L4b/1/3pkt</text:p>
          </table:table-cell>
          <table:table-cell table:style-name="ce1" office:value-type="string" calcext:value-type="string">
            <text:p>L5/1/2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L6/1/2pkt</text:p>
          </table:table-cell>
          <table:table-cell table:style-name="ce1" office:value-type="string" calcext:value-type="string">
            <text:p>3/4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4pkt</text:p>
          </table:table-cell>
          <table:table-cell table:style-name="ce1" office:value-type="string" calcext:value-type="string">
            <text:p>L7/1/3pkt</text:p>
          </table:table-cell>
          <table:table-cell table:style-name="ce1" office:value-type="string" calcext:value-type="string">
            <text:p>2/3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8/1/2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3/2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1pkt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Olga P. (stan na 16.05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100% na zbiorze testowym to nie overfitt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978"/>
        </table:table-row>
        <table:table-row table:style-name="ro1">
          <table:table-cell table:style-name="ce1" office:value-type="string" calcext:value-type="string">
            <text:p>Anna-Maria S. (stan na 16.05.2017)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do popraw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Toy Linear Regression powinien korzystać ze wzoru na M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(czy kod był testowany?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Michał O. (stan na 16.05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zdarzenie B2 to nie jest po prostu zdarzenie B1 w innej kolejności</text:p>
          </table:table-cell>
          <table:table-cell table:style-name="ce1" office:value-type="string" calcext:value-type="string">
            <text:p>do poprawy - np. zacząć od tego, żeby loglh przyjmował też "domain", a nie tylko "t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macierz kowariancji musi być dodatnio określona, było wcześniej wspomniane, jak ją losować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dodać metodę "predict"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nie ma obrazków? (a nawet jak były, to dodać reshape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- bias liczyć do prawdziwego sinusa (funkcja "f"), z rysunku powinno wyjść, że mse = bias^2 + variance + szum</text:p>
          </table:table-cell>
          <table:table-cell table:style-name="ce1" office:value-type="string" calcext:value-type="string">
            <text:p>do poprawy - pytanie jest o bias <text:span text:style-name="T1">estymatora</text:span>, nie model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rysunek?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string" calcext:value-type="string">
            <text:p>przerobić rysunki, zaznaczyć kropki (jak w podanym linku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7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3:11:00.339708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m0$Build-2</meta:generator>
    <dc:date>2017-05-30T13:12:42.073873608</dc:date>
    <meta:editing-duration>PT1M41S</meta:editing-duration>
    <meta:editing-cycles>2</meta:editing-cycles>
    <meta:document-statistic meta:table-count="1" meta:cell-count="174" meta:object-count="0"/>
  </office:meta>
</office:document-meta>
</file>